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000000060092AE4446.jpg"/>
  <manifest:file-entry manifest:media-type="image/jpeg" manifest:full-path="Pictures/1000000000000C000000090038F93FE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6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05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text-properties fo:font-family="'Bitstream Vera Sans'" style:font-family-generic="swiss" style:font-pitch="variable" fo:font-size="36pt" style:font-size-asian="36pt" style:font-size-complex="36pt"/>
    </style:style>
    <style:style style:name="P2" style:family="paragraph">
      <style:text-properties fo:font-family="'Bitstream Vera Sans'" style:font-family-generic="swiss" style:font-pitch="variable" fo:font-size="24pt" style:font-size-asian="36pt" style:font-size-complex="36pt"/>
    </style:style>
    <style:style style:name="P3" style:family="paragraph">
      <style:text-properties fo:font-family="'Bitstream Vera Sans'" style:font-family-generic="swiss" style:font-pitch="variable" fo:font-size="1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text-properties fo:font-size="36pt"/>
    </style:style>
    <style:style style:name="P6" style:family="paragraph">
      <style:text-properties fo:font-size="18pt"/>
    </style:style>
    <style:style style:name="P7" style:family="paragraph">
      <style:text-properties fo:font-size="24pt"/>
    </style:style>
    <style:style style:name="P8" style:family="paragraph">
      <style:text-properties fo:font-family="'Bitstream Vera Sans'" style:font-family-generic="swiss" style:font-pitch="variable"/>
    </style:style>
    <style:style style:name="T1" style:family="text">
      <style:text-properties fo:font-family="'Bitstream Vera Sans'" style:font-family-generic="swiss" style:font-pitch="variable" fo:font-size="36pt" style:font-size-asian="36pt" style:font-size-complex="36pt"/>
    </style:style>
    <style:style style:name="T2" style:family="text">
      <style:text-properties fo:font-family="'Bitstream Vera Sans'" style:font-family-generic="swiss" style:font-pitch="variable" fo:font-size="24pt" style:font-size-asian="24pt" style:font-size-complex="24pt"/>
    </style:style>
    <style:style style:name="T3" style:family="text">
      <style:text-properties fo:font-family="'Bitstream Vera Sans'" style:font-family-generic="swiss" style:font-pitch="variable" fo:font-size="18pt" style:font-size-asian="18pt" style:font-size-complex="18pt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family="'Bitstream Vera Sans'" style:font-family-generic="swiss" style:font-pitch="variable" fo:font-size="24pt" style:font-size-asian="24pt" style:font-size-complex="24pt"/>
    </style:style>
    <style:style style:name="T6" style:family="text">
      <style:text-properties fo:font-family="'Bitstream Vera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4.447cm" svg:height="1.729cm" svg:x="11.749cm" svg:y="8.811cm">
          <draw:text-box>
            <text:p><text:span text:style-name="T1">Finding bugs with gdb</text:span></text:p>
          </draw:text-box>
        </draw:frame>
        <draw:frame draw:style-name="gr1" draw:text-style-name="P1" draw:layer="layout" svg:width="7.982cm" svg:height="1.729cm" svg:x="1.723cm" svg:y="17.137cm">
          <draw:text-box>
            <text:p><text:span text:style-name="T1">Dave Ne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1" draw:layer="layout" svg:width="19.412cm" svg:height="7.641cm" svg:x="4.294cm" svg:y="7.185cm">
          <draw:text-box>
            <text:p><text:span text:style-name="T1">Problem statement:</text:span></text:p>
            <text:p><text:span text:style-name="T1"/></text:p>
            <text:p><text:span text:style-name="T1">Programmers make mistakes.</text:span></text:p>
            <text:p><text:span text:style-name="T1">Sometimes those mistakes get past the compil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1" draw:text-style-name="P1" draw:layer="layout" svg:width="6.441cm" svg:height="1.729cm" svg:x="3.156cm" svg:y="3.471cm">
          <draw:text-box>
            <text:p><text:span text:style-name="T1">Example:</text:span></text:p>
          </draw:text-box>
        </draw:frame>
        <draw:frame draw:style-name="gr1" draw:text-style-name="P2" draw:layer="layout" svg:width="6.496cm" svg:height="7.153cm" svg:x="3.229cm" svg:y="8.253cm">
          <draw:text-box>
            <text:p><text:span text:style-name="T2">int i = 0;</text:span></text:p>
            <text:p><text:span text:style-name="T2">while (i = 0) {</text:span></text:p>
            <text:p><text:span text:style-name="T2"><text:s text:c="2"/></text:span><text:span text:style-name="T2">...</text:span></text:p>
            <text:p><text:span text:style-name="T2"><text:s text:c="2"/></text:span><text:span text:style-name="T2">if (test) {</text:span></text:p>
            <text:p><text:span text:style-name="T2"><text:s text:c="4"/></text:span><text:span text:style-name="T2">i = 1;</text:span></text:p>
            <text:p><text:span text:style-name="T2"><text:s text:c="2"/></text:span><text:span text:style-name="T2">}</text:span></text:p>
            <text:p><text:span text:style-name="T2">}</text:span></text:p>
          </draw:text-box>
        </draw:frame>
        <draw:frame draw:style-name="gr1" draw:text-style-name="P1" draw:layer="layout" svg:width="11.877cm" svg:height="1.729cm" svg:x="12.647cm" svg:y="9.054cm">
          <draw:text-box>
            <text:p><text:span text:style-name="T1">Infinite loop aler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style-name="gr1" draw:text-style-name="P1" draw:layer="layout" svg:width="6.441cm" svg:height="1.729cm" svg:x="3.157cm" svg:y="3.472cm">
          <draw:text-box>
            <text:p><text:span text:style-name="T1">Example:</text:span></text:p>
          </draw:text-box>
        </draw:frame>
        <draw:frame draw:style-name="gr1" draw:text-style-name="P2" draw:layer="layout" svg:width="15.179cm" svg:height="2.223cm" svg:x="3.157cm" svg:y="8.254cm">
          <draw:text-box>
            <text:p><text:span text:style-name="T2">bash$ ./my_program</text:span></text:p>
            <text:p><text:span text:style-name="T2">Segmentation fault (core dumpe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style-name="gr1" draw:text-style-name="P1" draw:layer="layout" svg:width="22.481cm" svg:height="1.729cm" svg:x="1.144cm" svg:y="4.403cm">
          <draw:text-box>
            <text:p><text:span text:style-name="T1">GDB features: Stacktraces &amp; cores</text:span></text:p>
          </draw:text-box>
        </draw:frame>
        <draw:frame draw:style-name="gr1" draw:text-style-name="P3" draw:layer="layout" svg:width="26.643cm" svg:height="12.043cm" svg:x="0.787cm" svg:y="7.637cm">
          <draw:text-box>
            <text:p><text:span text:style-name="T3">bash$ gdb ./test-gdb core</text:span></text:p>
            <text:p><text:span text:style-name="T3">…</text:span></text:p>
            <text:p><text:span text:style-name="T3">Core was generated by `./test-gdb'.</text:span></text:p>
            <text:p><text:span text:style-name="T3">Program terminated with signal 11, Segmentation fault.</text:span></text:p>
            <text:p><text:span text:style-name="T3">#0 <text:s/>_IO_getline_info (fp=0xb7870440, buf=0xb786fff4 "|]\025", n=78, delim=10, </text:span></text:p>
            <text:p><text:span text:style-name="T3"><text:s text:c="4"/></text:span><text:span text:style-name="T3">extract_delim=1, eof=0x0) at iogetline.c:91</text:span></text:p>
            <text:p><text:span text:style-name="T3">91</text:span><text:span text:style-name="T3"><text:tab/></text:span><text:span text:style-name="T3">iogetline.c: No such file or directory.</text:span></text:p>
            <text:p><text:span text:style-name="T3"><text:tab/></text:span><text:span text:style-name="T3">in iogetline.c</text:span></text:p>
            <text:p><text:span text:style-name="T3">(gdb) backtrace</text:span></text:p>
            <text:p><text:span text:style-name="T3">#0 <text:s/>_IO_getline_info (fp=0xb7870440, buf=0xb786fff4 "|]\025", n=78, delim=10, </text:span></text:p>
            <text:p><text:span text:style-name="T3"><text:s text:c="4"/></text:span><text:span text:style-name="T3">extract_delim=1, eof=0x0) at iogetline.c:91</text:span></text:p>
            <text:p><text:span text:style-name="T3">#1 <text:s/>0xb77771d1 in _IO_getline (fp=0xb7870440, buf=0xb786fff4 "|]\025", n=79, </text:span></text:p>
            <text:p><text:span text:style-name="T3"><text:s text:c="4"/></text:span><text:span text:style-name="T3">delim=10, extract_delim=1) at iogetline.c:42</text:span></text:p>
            <text:p><text:span text:style-name="T3">#2 <text:s/>0xb777621a in _IO_fgets (buf=0xb786fff4 "|]\025", n=80, fp=0xb7870440)</text:span></text:p>
            <text:p><text:span text:style-name="T3"><text:s text:c="4"/></text:span><text:span text:style-name="T3">at iofgets.c:58</text:span></text:p>
            <text:p><text:span text:style-name="T3">#3 <text:s/>0x0804846a in main () at demo-gdb.c: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1" draw:text-style-name="P1" draw:layer="layout" svg:width="6.217cm" svg:height="1.729cm" svg:x="3.158cm" svg:y="3.473cm">
          <draw:text-box>
            <text:p><text:span text:style-name="T1">Exercise:</text:span></text:p>
          </draw:text-box>
        </draw:frame>
        <draw:frame draw:style-name="gr1" draw:text-style-name="P2" draw:layer="layout" svg:width="21.313cm" svg:height="6.167cm" svg:x="3.158cm" svg:y="8.255cm">
          <draw:text-box>
            <text:p><text:span text:style-name="T2">Build “demo-gdb”, and run it</text:span></text:p>
            <text:p><text:span text:style-name="T2">Run “ulimit -c unlimited” in the shell if needed to</text:span></text:p>
            <text:p><text:span text:style-name="T2">Ensure a core is generated.</text:span></text:p>
            <text:p><text:span text:style-name="T2">Find and fix the segmentation fault.</text:span></text:p>
            <text:p><text:span text:style-name="T2"/></text:p>
            <text:p><text:span text:style-name="T2">Commit your fix locally to g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1" draw:text-style-name="P1" draw:layer="layout" svg:width="21.491cm" svg:height="1.729cm" svg:x="0.744cm" svg:y="4.403cm">
          <draw:text-box>
            <text:p><text:span text:style-name="T1">GDB features: Running programs</text:span></text:p>
          </draw:text-box>
        </draw:frame>
        <draw:frame draw:style-name="gr4" draw:text-style-name="P3" draw:layer="layout" svg:width="22.824cm" svg:height="2.223cm" svg:x="0.744cm" svg:y="8.083cm">
          <draw:text-box>
            <text:p><text:span text:style-name="T2">When programs are compiled with the -g flag, we can load &amp; run them in GDB, and see the symbols.</text:span></text:p>
          </draw:text-box>
        </draw:frame>
        <draw:frame draw:style-name="gr1" draw:text-style-name="P3" draw:layer="layout" svg:width="27.257cm" svg:height="4.673cm" svg:x="0.788cm" svg:y="10.638cm">
          <draw:text-box>
            <text:p><text:span text:style-name="T3">bash$ gdb ./test-gdb</text:span></text:p>
            <text:p><text:span text:style-name="T3">…</text:span></text:p>
            <text:p><text:span text:style-name="T3">Reading symbols from /home/dneary/src/linux-devel-tools-tutorial/demo-gdb...done.</text:span></text:p>
            <text:p><text:span text:style-name="T3">(gdb) run</text:span></text:p>
            <text:p><text:span text:style-name="T3">Starting program: /home/dneary/src/linux-devel-tools-tutorial/demo-gdb </text:span></text:p>
            <text:p><text:span text:style-name="T3"/></text:p>
          </draw:text-box>
        </draw:frame>
        <draw:frame draw:style-name="gr4" draw:text-style-name="P3" draw:layer="layout" svg:width="22.824cm" svg:height="2.223cm" svg:x="0.744cm" svg:y="16.084cm">
          <draw:text-box>
            <text:p><text:span text:style-name="T2">You can also connect to a running process with “gdb ./my_program 1234” (where 1234 is the pi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1" draw:text-style-name="P1" draw:layer="layout" svg:width="20.166cm" svg:height="1.729cm" svg:x="1.344cm" svg:y="4.403cm">
          <draw:text-box>
            <text:p><text:span text:style-name="T1">GDB features: Add breakpoints</text:span></text:p>
          </draw:text-box>
        </draw:frame>
        <draw:frame draw:style-name="gr4" draw:text-style-name="P3" draw:layer="layout" svg:width="22.824cm" svg:height="2.223cm" svg:x="1.344cm" svg:y="8.083cm">
          <draw:text-box>
            <text:p><text:span text:style-name="T2">A breakpoint stops the execution of a program when the function is called, using the “break” command.</text:span></text:p>
          </draw:text-box>
        </draw:frame>
        <draw:frame draw:style-name="gr1" draw:text-style-name="P3" draw:layer="layout" svg:width="25.013cm" svg:height="5.41cm" svg:x="1.344cm" svg:y="11.772cm">
          <draw:text-box>
            <text:p><text:span text:style-name="T3">(gdb) break delete_person </text:span></text:p>
            <text:p><text:span text:style-name="T3">Breakpoint 1 at 0x80484ea: file demo-valgrind.c, line 34.</text:span></text:p>
            <text:p><text:span text:style-name="T3">(gdb) run</text:span></text:p>
            <text:p><text:span text:style-name="T3">Starting program: /home/dneary/src/linux-devel-tools-tutorial/demo-valgrind </text:span></text:p>
            <text:p><text:span text:style-name="T3"/></text:p>
            <text:p><text:span text:style-name="T3">Breakpoint 1, delete_person (p=0x804b038) at demo-valgrind.c:34</text:span></text:p>
            <text:p><text:span text:style-name="T3">34</text:span><text:span text:style-name="T3"><text:tab/></text:span><text:span text:style-name="T3"> <text:s text:c="3"/>struct node *prev = p-&gt;prev;</text:span></text:p>
          </draw:text-box>
        </draw:frame>
        <draw:frame draw:style-name="gr4" draw:text-style-name="P3" draw:layer="layout" svg:width="22.824cm" svg:height="2.223cm" svg:x="1.344cm" svg:y="17.484cm">
          <draw:text-box>
            <text:p><text:span text:style-name="T2">You can examine the state of the program elsewhere in the stack using “up” and “down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style-name="gr1" draw:text-style-name="P1" draw:layer="layout" svg:width="22.795cm" svg:height="1.729cm" svg:x="1.344cm" svg:y="4.403cm">
          <draw:text-box>
            <text:p><text:span text:style-name="T1">GDB features: Print variable values</text:span></text:p>
          </draw:text-box>
        </draw:frame>
        <draw:frame draw:style-name="gr4" draw:text-style-name="P3" draw:layer="layout" svg:width="22.824cm" svg:height="2.223cm" svg:x="1.344cm" svg:y="8.083cm">
          <draw:text-box>
            <text:p><text:span text:style-name="T2">You can use the “print” command to see the value of a variable </text:span></text:p>
          </draw:text-box>
        </draw:frame>
        <draw:frame draw:style-name="gr1" draw:text-style-name="P3" draw:layer="layout" svg:width="25.013cm" svg:height="6.147cm" svg:x="1.344cm" svg:y="11.772cm">
          <draw:text-box>
            <text:p><text:span text:style-name="T3">(gdb) break delete_person </text:span></text:p>
            <text:p><text:span text:style-name="T3">Breakpoint 1 at 0x80484ea: file demo-valgrind.c, line 34.</text:span></text:p>
            <text:p><text:span text:style-name="T3">(gdb) run</text:span></text:p>
            <text:p><text:span text:style-name="T3">Starting program: /home/dneary/src/linux-devel-tools-tutorial/demo-valgrind </text:span></text:p>
            <text:p><text:span text:style-name="T3"/></text:p>
            <text:p><text:span text:style-name="T3">Breakpoint 1, delete_person (p=0x804b038) at demo-valgrind.c:34</text:span></text:p>
            <text:p><text:span text:style-name="T3">34</text:span><text:span text:style-name="T3"><text:tab/></text:span><text:span text:style-name="T3"> <text:s text:c="3"/>struct node *prev = p-&gt;prev;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style-name="gr1" draw:text-style-name="P1" draw:layer="layout" svg:width="6.217cm" svg:height="1.729cm" svg:x="3.158cm" svg:y="3.473cm">
          <draw:text-box>
            <text:p><text:span text:style-name="T1">Exercise:</text:span></text:p>
          </draw:text-box>
        </draw:frame>
        <draw:frame draw:style-name="gr1" draw:text-style-name="P2" draw:layer="layout" svg:width="19.065cm" svg:height="5.181cm" svg:x="3.158cm" svg:y="8.255cm">
          <draw:text-box>
            <text:p><text:span text:style-name="T2">Build “demo-gdb1”, and run it in gdb</text:span></text:p>
            <text:p><text:span text:style-name="T2">Add a breakpoint in function pop</text:span></text:p>
            <text:p><text:span text:style-name="T2">Run program, enter a valid RPN input string</text:span></text:p>
            <text:p><text:span text:style-name="T2">Print the values of “head” and “stack”</text:span></text:p>
            <text:p><text:span text:style-name="T2">Continue until comple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1" draw:text-style-name="P1" draw:layer="layout" svg:width="19.683cm" svg:height="1.729cm" svg:x="1.344cm" svg:y="4.403cm">
          <draw:text-box>
            <text:p><text:span text:style-name="T1">GDB features: Single-stepping</text:span></text:p>
          </draw:text-box>
        </draw:frame>
        <draw:frame draw:style-name="gr4" draw:text-style-name="P3" draw:layer="layout" svg:width="22.824cm" svg:height="11.097cm" svg:x="1.344cm" svg:y="8.083cm">
          <draw:text-box>
            <text:p><text:span text:style-name="T2">You can step through a program line by line using the “next” command.</text:span></text:p>
            <text:p><text:span text:style-name="T2"/></text:p>
            <text:p><text:span text:style-name="T2">You can step into function calls using the “step” command.</text:span></text:p>
            <text:p><text:span text:style-name="T2"/></text:p>
            <text:p><text:span text:style-name="T2">Show current source code line (and neighbourhood) wth “list” command.</text:span></text:p>
            <text:p><text:span text:style-name="T2"/></text:p>
            <text:p><text:span text:style-name="T2">You can continue executing the program with “continue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style-name="gr1" draw:text-style-name="P1" draw:layer="layout" svg:width="23.066cm" svg:height="1.729cm" svg:x="1.344cm" svg:y="4.403cm">
          <draw:text-box>
            <text:p text:style-name="P5"><text:span text:style-name="T1">GDB features: Watching and calling</text:span></text:p>
          </draw:text-box>
        </draw:frame>
        <draw:frame draw:style-name="gr4" draw:text-style-name="P3" draw:layer="layout" svg:width="22.824cm" svg:height="10.111cm" svg:x="1.344cm" svg:y="8.083cm">
          <draw:text-box>
            <text:p text:style-name="P6"><text:span text:style-name="T2">Sometimes you only want to break when a variable (eg. Head) changes value. You can do this with the “watch” command.</text:span></text:p>
            <text:p text:style-name="P6"><text:span text:style-name="T2"/></text:p>
            <text:p text:style-name="P6"><text:span text:style-name="T2">You can also break only when a variable has a certain vale (eg. “break pop if head==2”)</text:span></text:p>
            <text:p text:style-name="P6"><text:span text:style-name="T2"/></text:p>
            <text:p text:style-name="P6"><text:span text:style-name="T2">You can call any function in scope with the “call” command</text:span></text:p>
            <text:p text:style-name="P6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style-name="gr1" draw:text-style-name="P1" draw:layer="layout" svg:width="6.217cm" svg:height="1.729cm" svg:x="3.158cm" svg:y="3.473cm">
          <draw:text-box>
            <text:p text:style-name="P5"><text:span text:style-name="T1">Exercise:</text:span></text:p>
          </draw:text-box>
        </draw:frame>
        <draw:frame draw:style-name="gr1" draw:text-style-name="P2" draw:layer="layout" svg:width="18.379cm" svg:height="7.153cm" svg:x="3.158cm" svg:y="8.255cm">
          <draw:text-box>
            <text:p text:style-name="P7"><text:span text:style-name="T2">Try the input string “1 2 3 4 5 * * * * *”</text:span></text:p>
            <text:p text:style-name="P7"><text:span text:style-name="T2">Is the answer correct?</text:span></text:p>
            <text:p text:style-name="P7"><text:span text:style-name="T2"/></text:p>
            <text:p text:style-name="P7"><text:span text:style-name="T2">Try tracking the value of head, and calling</text:span></text:p>
            <text:p text:style-name="P7"><text:span text:style-name="T2">“</text:span><text:span text:style-name="T2">dump_stack()” to <text:s/>get hints</text:span></text:p>
            <text:p text:style-name="P7"><text:span text:style-name="T2"/></text:p>
            <text:p text:style-name="P7"><text:span text:style-name="T2">Fix the bug, commit, and push resul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>
        <draw:frame draw:style-name="gr1" draw:text-style-name="P1" draw:layer="layout" svg:width="17.219cm" svg:height="1.729cm" svg:x="3.787cm" svg:y="3.568cm">
          <draw:text-box>
            <text:p><text:span text:style-name="T1">Finding bugs with Valgri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style-name="gr3" draw:text-style-name="P1" draw:layer="layout" svg:width="19.412cm" svg:height="6.163cm" svg:x="4.294cm" svg:y="7.185cm">
          <draw:text-box>
            <text:p text:style-name="P5"><text:span text:style-name="T1">Valgrind is a virtual CPU for running your programs</text:span></text:p>
            <text:p text:style-name="P5"><text:span text:style-name="T1"/></text:p>
            <text:p text:style-name="P5"><text:span text:style-name="T1">It comes with a range of too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2" draw:layer="layout" svg:width="25.199cm" svg:height="3.256cm" svg:x="1.4cm" svg:y="0.962cm" presentation:class="title">
          <draw:text-box>
            <text:p><text:span text:style-name="T4">Valgrind</text:span> tools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Check memory accesses, find memory leaks</text:span></text:p>
              </text:list-item>
              <text:list-item>
                <text:p text:style-name="P8"><text:span text:style-name="T4">Examine heap memory allocation</text:span></text:p>
              </text:list-item>
              <text:list-item>
                <text:p text:style-name="P8"><text:span text:style-name="T4">Profiling – where is the program spending its time?</text:span></text:p>
              </text:list-item>
              <text:list-item>
                <text:p text:style-name="P8"><text:span text:style-name="T4">Analyse cache acces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style-name="gr1" draw:text-style-name="P1" draw:layer="layout" svg:width="24.069cm" svg:height="1.729cm" svg:x="1.344cm" svg:y="4.403cm">
          <draw:text-box>
            <text:p text:style-name="P5"><text:span text:style-name="T1">Valgrind tools: Memory management</text:span></text:p>
          </draw:text-box>
        </draw:frame>
        <draw:frame draw:style-name="gr4" draw:text-style-name="P3" draw:layer="layout" svg:width="22.824cm" svg:height="8.139cm" svg:x="1.344cm" svg:y="8.083cm">
          <draw:text-box>
            <text:p text:style-name="P6"><text:span text:style-name="T2">The default Valgrind tool is called memcheck. It will tell you if:</text:span></text:p>
            <text:p text:style-name="P6"><text:span text:style-name="T2"/></text:p>
            <text:p text:style-name="P6"><text:span text:style-name="T2">- <text:s/>You're allocating memory on the heap &amp; lose the reference</text:span></text:p>
            <text:p text:style-name="P6"><text:span text:style-name="T2"/></text:p>
            <text:p text:style-name="P6"><text:span text:style-name="T2">- <text:s/>You are writing or reading somewhere you're not supposed t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draw:frame draw:style-name="gr1" draw:text-style-name="P1" draw:layer="layout" svg:width="6.217cm" svg:height="1.729cm" svg:x="3.158cm" svg:y="3.473cm">
          <draw:text-box>
            <text:p text:style-name="P5"><text:span text:style-name="T1">Exercise:</text:span></text:p>
          </draw:text-box>
        </draw:frame>
        <draw:frame draw:style-name="gr1" draw:text-style-name="P2" draw:layer="layout" svg:width="21.542cm" svg:height="2.223cm" svg:x="3.158cm" svg:y="8.255cm">
          <draw:text-box>
            <text:p text:style-name="P7"><text:span text:style-name="T2">Compile demo-valgrind, and run it under valgrind</text:span></text:p>
            <text:p text:style-name="P7"><text:span text:style-name="T2">Fix the bug, commit, and push resul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draw:frame draw:style-name="gr1" draw:text-style-name="P1" draw:layer="layout" svg:width="22.223cm" svg:height="1.729cm" svg:x="1.344cm" svg:y="4.403cm">
          <draw:text-box>
            <text:p text:style-name="P5"><text:span text:style-name="T1">Valgrind tools: Heap management</text:span></text:p>
          </draw:text-box>
        </draw:frame>
        <draw:frame draw:style-name="gr4" draw:text-style-name="P3" draw:layer="layout" svg:width="22.824cm" svg:height="5.181cm" svg:x="1.344cm" svg:y="8.083cm">
          <draw:text-box>
            <text:p text:style-name="P6"><text:span text:style-name="T2">Massif is a Valgrind tool that will show you who is allocating memory on the heap.</text:span></text:p>
            <text:p text:style-name="P6"><text:span text:style-name="T2"/></text:p>
            <text:p text:style-name="P6"><text:span text:style-name="T2">Visualisation tools exist to format output &amp; make it look nice (eg. </text:span><text:span text:style-name="T5">ms_prin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frame draw:style-name="gr1" draw:text-style-name="P1" draw:layer="layout" svg:width="6.217cm" svg:height="1.729cm" svg:x="3.158cm" svg:y="3.473cm">
          <draw:text-box>
            <text:p text:style-name="P5"><text:span text:style-name="T1">Exercise:</text:span></text:p>
          </draw:text-box>
        </draw:frame>
        <draw:frame draw:style-name="gr1" draw:text-style-name="P2" draw:layer="layout" svg:width="21.076cm" svg:height="7.153cm" svg:x="3.158cm" svg:y="8.255cm">
          <draw:text-box>
            <text:p text:style-name="P7"><text:span text:style-name="T2">Compile demo-massif, and run it under valgrind</text:span></text:p>
            <text:p text:style-name="P7"><text:span text:style-name="T2">with option –tool=massif</text:span></text:p>
            <text:p text:style-name="P7"><text:span text:style-name="T2"/></text:p>
            <text:p text:style-name="P7"><text:span text:style-name="T2">At snapshot 14, what percentage of memory on </text:span></text:p>
            <text:p text:style-name="P7"><text:span text:style-name="T2">the heap is allocated in main(), f() and g()?</text:span></text:p>
            <text:p text:style-name="P7"><text:span text:style-name="T2"/></text:p>
            <text:p text:style-name="P7"><text:span text:style-name="T2">At the end of executi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draw:frame draw:style-name="gr1" draw:text-style-name="P1" draw:layer="layout" svg:width="15.115cm" svg:height="1.729cm" svg:x="1.344cm" svg:y="4.403cm">
          <draw:text-box>
            <text:p text:style-name="P5"><text:span text:style-name="T1">Valgrind tools: Profiling</text:span></text:p>
          </draw:text-box>
        </draw:frame>
        <draw:frame draw:style-name="gr4" draw:text-style-name="P3" draw:layer="layout" svg:width="22.824cm" svg:height="4.195cm" svg:x="1.344cm" svg:y="8.083cm">
          <draw:text-box>
            <text:p text:style-name="P6"><text:span text:style-name="T2">Cachegrind is a Valgrind tool that shows where time is being spent in a program.</text:span></text:p>
            <text:p text:style-name="P6"><text:span text:style-name="T2"/></text:p>
            <text:p text:style-name="P6"><text:span text:style-name="T6">Kcachegrind is a great tool for visualis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draw:frame draw:style-name="gr1" draw:text-style-name="P1" draw:layer="layout" svg:width="6.217cm" svg:height="1.729cm" svg:x="3.158cm" svg:y="3.473cm">
          <draw:text-box>
            <text:p text:style-name="P5"><text:span text:style-name="T1">Exercise:</text:span></text:p>
          </draw:text-box>
        </draw:frame>
        <draw:frame draw:style-name="gr1" draw:text-style-name="P2" draw:layer="layout" svg:width="20.09cm" svg:height="4.195cm" svg:x="3.158cm" svg:y="8.255cm">
          <draw:text-box>
            <text:p text:style-name="P7"><text:span text:style-name="T2">Run demo-valgrind using callgrind tool.</text:span></text:p>
            <text:p text:style-name="P7"><text:span text:style-name="T2">Load callgrind dump file in kcachegrind.</text:span></text:p>
            <text:p text:style-name="P7"><text:span text:style-name="T2">Identify the performance issue, and propose a</text:span></text:p>
            <text:p text:style-name="P7"><text:span text:style-name="T2">possible solu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C000000090038F93FE0.jpg" xlink:type="simple" xlink:show="embed" xlink:actuate="onLoad"/>
    <draw:fill-image draw:name="background" xlink:href="Pictures/10000000000008000000060092AE4446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e Neary</meta:initial-creator>
    <meta:creation-date>2010-11-12T00:56:13</meta:creation-date>
    <meta:editing-duration>PT26H03M13S</meta:editing-duration>
    <meta:editing-cycles>9</meta:editing-cycles>
    <dc:date>2010-11-13T11:13:16</dc:date>
    <dc:creator>Dave Neary</dc:creator>
    <meta:generator>OpenOffice.org/3.2$Linux OpenOffice.org_project/320m12$Build-9483</meta:generator>
    <meta:document-statistic meta:object-count="112"/>
  </office:meta>
</office:document-meta>
</file>